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pt"/>
    </style:style>
    <style:style style:name="co2" style:family="table-column">
      <style:table-column-properties fo:break-before="auto" style:column-width="121.01pt"/>
    </style:style>
    <style:style style:name="co3" style:family="table-column">
      <style:table-column-properties fo:break-before="auto" style:column-width="118.01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62.79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9pt" fo:break-before="auto" style:use-optimal-row-height="false"/>
    </style:style>
    <style:style style:name="ro4" style:family="table-row">
      <style:table-row-properties style:row-height="16.44pt" fo:break-before="auto" style:use-optimal-row-height="false"/>
    </style:style>
    <style:style style:name="ro5" style:family="table-row">
      <style:table-row-properties style:row-height="43.46pt" fo:break-before="auto" style:use-optimal-row-height="false"/>
    </style:style>
    <style:style style:name="ro6" style:family="table-row">
      <style:table-row-properties style:row-height="29.96pt" fo:break-before="auto" style:use-optimal-row-height="false"/>
    </style:style>
    <style:style style:name="ta1" style:family="table" style:master-page-name="PageStyle_5f_Risk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Excel_5f_BuiltIn_5f_Inpu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80808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Excel_5f_BuiltIn_5f_Inpu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0">
      <style:table-cell-properties style:diagonal-bl-tr="none" style:diagonal-tl-br="none" fo:border="0.74pt solid #000000" fo:padding="2.01pt" style:rotation-align="none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Risk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TE! The graph gets “squashed” by the chart area. It looks fine if you click RMB and then edit. This might be some issue between Microsoft Excel and LibreOffice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Risk Title</text:p>
          </table:table-cell>
          <table:table-cell table:style-name="ce9" office:value-type="string" calcext:value-type="string">
            <text:p>Risk Map</text:p>
          </table:table-cell>
          <table:table-cell table:style-name="ce13" table:number-columns-repeated="2"/>
          <table:table-cell table:number-columns-repeated="1020"/>
        </table:table-row>
        <table:table-row table:style-name="ro2">
          <table:table-cell table:number-columns-repeated="5"/>
          <table:table-cell>
            <draw:frame table:end-cell-address="Risk1.O27" table:end-x="18.91pt" table:end-y="7.77pt" draw:z-index="0" draw:name="Chart 1" draw:style-name="gr1" draw:text-style-name="P1" svg:width="559.3pt" svg:height="422.36pt" svg:x="24.8pt" svg:y="5.3pt">
              <loext:p draw:notify-on-update-of-ranges="Risk1.B6:Risk1.B15 Risk1.B3:Risk1.B3 Risk1.D6:Risk1.D15 Risk1.C6:Risk1.C15 Risk1.B3:Risk1.B3 Risk1.E6:Risk1.E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isk Name</text:p>
          </table:table-cell>
          <table:table-cell table:style-name="ce3" office:value-type="string" calcext:value-type="string">
            <text:p>Risk ID</text:p>
          </table:table-cell>
          <table:table-cell table:style-name="ce3" office:value-type="string" calcext:value-type="string">
            <text:p>Risk Impact</text:p>
          </table:table-cell>
          <table:table-cell table:style-name="ce3" office:value-type="string" calcext:value-type="string">
            <text:p>Risk Likelihood</text:p>
          </table:table-cell>
          <table:table-cell table:style-name="ce3" office:value-type="string" calcext:value-type="string">
            <text:p>Magnitud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evelopers lacking key skills</text:p>
          </table:table-cell>
          <table:table-cell table:style-name="ce10" office:value-type="string" calcext:value-type="string">
            <text:p>R1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3.75" calcext:value-type="float">
            <text:p>3.75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Lack of commitment</text:p>
          </table:table-cell>
          <table:table-cell table:style-name="ce10" office:value-type="string" calcext:value-type="string">
            <text:p>R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ailed to meet deadlines</text:p>
          </table:table-cell>
          <table:table-cell table:style-name="ce10" office:value-type="string" calcext:value-type="string">
            <text:p>R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Lack of time</text:p>
          </table:table-cell>
          <table:table-cell table:style-name="ce10" office:value-type="string" calcext:value-type="string">
            <text:p>R4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3.75" calcext:value-type="float">
            <text:p>3.7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evelopers clash</text:p>
          </table:table-cell>
          <table:table-cell table:style-name="ce3" office:value-type="string" calcext:value-type="string">
            <text:p>R5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0.5" calcext:value-type="float">
            <text:p>0.5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ardware faults</text:p>
          </table:table-cell>
          <table:table-cell table:style-name="ce3" office:value-type="string" calcext:value-type="string">
            <text:p>R6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Unable to find another group to test autonomous driving with (based on V2V protocol)</text:p>
          </table:table-cell>
          <table:table-cell table:style-name="ce3" office:value-type="string" calcext:value-type="string">
            <text:p>R7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Poor accuracy when following leader car</text:p>
          </table:table-cell>
          <table:table-cell table:style-name="ce3" office:value-type="string" calcext:value-type="string">
            <text:p>R8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4.5" calcext:value-type="float">
            <text:p>4.5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V2V protocol has critical shortcomings</text:p>
          </table:table-cell>
          <table:table-cell table:style-name="ce3" office:value-type="string" calcext:value-type="string">
            <text:p>R9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Message overflow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Risk Likelihood-Percent Convers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7" office:value-type="string" calcext:value-type="string">
            <text:p>Likelihood</text:p>
          </table:table-cell>
          <table:table-cell table:style-name="ce11" office:value-type="string" calcext:value-type="string">
            <text:p>Percent</text:p>
          </table:table-cell>
          <table:table-cell table:number-columns-repeated="1022"/>
        </table:table-row>
        <table:table-row table:style-name="ro3">
          <table:table-cell table:style-name="ce8" office:value-type="float" office:value="0.25" calcext:value-type="float">
            <text:p>0.25</text:p>
          </table:table-cell>
          <table:table-cell table:style-name="ce12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3">
          <table:table-cell table:style-name="ce8" office:value-type="float" office:value="0.5" calcext:value-type="float">
            <text:p>0.5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3">
          <table:table-cell table:style-name="ce8" office:value-type="float" office:value="0.75" calcext:value-type="float">
            <text:p>0.75</text:p>
          </table:table-cell>
          <table:table-cell table:style-name="ce12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k1" style:display-name="PageStyle_Ris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lank Risk Map Template</dc:title>
    <meta:keyword>enterprise</meta:keyword>
    <meta:keyword>risk</meta:keyword>
    <meta:keyword>management</meta:keyword>
    <meta:keyword>erm</meta:keyword>
    <meta:keyword>blank</meta:keyword>
    <meta:keyword>risk</meta:keyword>
    <meta:keyword>map</meta:keyword>
    <meta:keyword>template</meta:keyword>
    <meta:initial-creator>OBFS ERM - University of Illinois</meta:initial-creator>
    <meta:creation-date>2011-07-22T22:09:24</meta:creation-date>
    <dc:date>2018-05-18T17:55:24.505581762</dc:date>
    <meta:editing-cycles>4</meta:editing-cycles>
    <meta:editing-duration>PT1H2M34S</meta:editing-duration>
    <meta:document-statistic meta:table-count="1" meta:cell-count="6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include-hidden-cells="false" chart:treat-empty-cells="leave-gap" chart:data-label-number="none" chart:data-label-text="true" chart:data-label-symbol="false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.5" chart:maximum="5.5" chart:interval-major="1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66cc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6" style:family="chart">
      <style:graphic-properties svg:stroke-color="#808080"/>
    </style:style>
    <style:style style:name="ch7" style:family="chart">
      <style:chart-properties chart:auto-position="true" style:rotation-angle="90"/>
      <style:text-properties fo:color="#0066cc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8" style:family="chart" style:data-style-name="N0">
      <style:chart-properties chart:link-data-style-to-source="true" chart:data-label-number="none" chart:data-label-text="true" chart:data-label-symbol="false" chart:label-position="center">
        <chart:label-separator>
          <text:p><text:line-break/></text:p>
        </chart:label-separator>
      </style:chart-properties>
      <style:graphic-properties draw:fill="gradient" draw:fill-gradient-name="Excel_20_gradient_20_2"/>
      <style:text-properties fo:color="#000000" fo:font-family="Arial" fo:font-size="11pt" fo:font-weight="bold" style:font-size-asian="11pt" style:font-weight-asian="bold" style:font-family-complex="Arial" style:font-size-complex="11pt" style:font-weight-complex="bold"/>
    </style:style>
    <style:style style:name="ch9" style:family="chart">
      <style:chart-properties chart:solid-type="cuboid" chart:label-position="top"/>
      <style:graphic-properties draw:fill-gradient-name="Excel_20_gradient_20_3"/>
      <style:text-properties fo:color="#3c3c3c"/>
    </style:style>
    <style:style style:name="ch10" style:family="chart">
      <style:graphic-properties svg:stroke-color="#3c3c3c" draw:fill="gradient" draw:fill-color="#d9d9d9" draw:fill-gradient-name="Excel_20_gradient_20_1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11cm" fo:min-width="16.069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none" draw:fill="none" draw:fill-color="#ffffff" draw:textarea-horizontal-align="justify" draw:textarea-vertical-align="justify" draw:auto-grow-height="false" fo:min-height="0.808cm" fo:min-width="10.129cm" fo:padding-top="0.056cm" fo:padding-bottom="0.056cm" fo:padding-left="0.056cm" fo:padding-right="0.056cm" fo:wrap-option="wrap" draw:shadow-color="#808080"/>
      <style:paragraph-properties style:writing-mode="tb-rl"/>
    </style:style>
    <style:style style:name="gr3" style:family="graphic">
      <style:graphic-properties draw:stroke="none" draw:fill="none" draw:fill-color="#ffffff" draw:textarea-horizontal-align="justify" draw:textarea-vertical-align="justify" draw:auto-grow-height="false" fo:min-height="0.607cm" fo:min-width="310.262cm" fo:padding-top="0.056cm" fo:padding-bottom="0.056cm" fo:padding-left="0.056cm" fo:padding-right="0.056cm" fo:wrap-option="wrap" draw:shadow-color="#808080"/>
      <style:paragraph-properties style:writing-mode="tb-rl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0.611cm" fo:min-width="11.19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 style:writing-mode="lr-tb"/>
    </style:style>
    <style:style style:name="P3" style:family="paragraph">
      <loext:graphic-properties draw:fill="none" draw:fill-color="#ffffff"/>
      <style:paragraph-properties fo:text-align="justify" style:writing-mode="tb-r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12pt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Calibri" style:font-family-generic-complex="swiss" style:font-pitch-complex="variable" style:font-size-complex="12pt" style:font-style-complex="normal" style:font-weight-complex="bold"/>
    </style:style>
  </office:automatic-styles>
  <office:body>
    <office:chart>
      <chart:chart svg:width="19.732cm" svg:height="14.901cm" xlink:href=".." xlink:type="simple" chart:class="chart:bubble" chart:style-name="ch1">
        <chart:title svg:x="7.83cm" svg:y="0.669cm" chart:style-name="ch2">
          <text:p>Risk Map</text:p>
        </chart:title>
        <chart:plot-area chart:style-name="ch3" table:cell-range-address="Risk1.B6:Risk1.E15 Risk1.B3:Risk1.B3" chart:data-source-has-labels="both" svg:x="2.817cm" svg:y="2.45cm" svg:width="15.804cm" svg:height="10.752cm">
          <chartooo:coordinate-region svg:x="2.817cm" svg:y="2.45cm" svg:width="15.804cm" svg:height="10.752cm"/>
          <chart:axis chart:dimension="x" chart:name="primary-x" chart:style-name="ch4" chartooo:axis-type="auto">
            <chart:title svg:x="8.95cm" svg:y="13.5cm" chart:style-name="ch5">
              <text:p>Risk Impact</text:p>
            </chart:title>
            <chart:categories table:cell-range-address="Risk1.B6:Risk1.B15"/>
            <chart:grid chart:style-name="ch6" chart:class="major"/>
          </chart:axis>
          <chart:axis chart:dimension="y" chart:name="primary-y" chart:style-name="ch4">
            <chart:title svg:x="1.545cm" svg:y="10.098cm" chart:style-name="ch7">
              <text:p>Risk Likelihood</text:p>
            </chart:title>
            <chart:grid chart:style-name="ch6" chart:class="major"/>
          </chart:axis>
          <chart:series chart:style-name="ch8" chart:values-cell-range-address="Risk1.E6:Risk1.E15" chart:label-cell-address="Risk1.B3:Risk1.B3" chart:class="chart:bubble">
            <chart:domain table:cell-range-address="Risk1.D6:Risk1.D15"/>
            <chart:domain table:cell-range-address="Risk1.C6:Risk1.C15"/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draw:custom-shape draw:name="TextBox 1" draw:style-name="gr1" draw:text-style-name="P2" svg:width="16.181cm" svg:height="0.723cm" svg:x="3.058cm" svg:y="13.176cm">
          <text:p text:style-name="P1"><text:span text:style-name="T1">Low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oderate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text:s/>High</text:span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custom-shape draw:name="TextBox 1" draw:style-name="gr2" draw:text-style-name="P3" svg:width="10.241cm" svg:height="0.92cm" draw:transform="rotate (1.5707963267949) translate (159.173cm 177.955cm)">
          <text:p text:style-name="P1"><text:span text:style-name="T1">Low </text:span><text:span text:style-name="T1">Mod</text:span><text:span text:style-name="T1">er</text:span><text:span text:style-name="T1"/><text:span text:style-name="T1">ate </text:span><text:span text:style-name="T1">Hig</text:span><text:span text:style-name="T1">h</text:span></text:p>
          <text:p text:style-name="P1"><text:span text:style-name="T1"/></text:p>
          <draw:enhanced-geometry draw:text-rotate-angle="180" svg:viewBox="0 0 21600 21600" draw:type="mso-spt202" draw:enhanced-path="M 0 0 L 21600 0 21600 21600 0 21600 0 0 Z N"/>
        </draw:custom-shape>
        <draw:custom-shape draw:name="TextBox 1" draw:style-name="gr3" draw:text-style-name="P5" svg:width="310.374cm" svg:height="0.719cm" draw:transform="rotate (1.5707963267949) translate (8.835cm 19.016cm)">
          <text:p text:style-name="P4"><text:span text:style-name="T1">Lo</text:span><text:span text:style-name="T1">w </text:span><text:span text:style-name="T1"><text:tab/></text:span><text:span text:style-name="T1"><text:tab/></text:span><text:span text:style-name="T1"><text:tab/></text:span><text:span text:style-name="T1"><text:tab/></text:span><text:span text:style-name="T1">Mo</text:span><text:span text:style-name="T1">de</text:span><text:span text:style-name="T1"/><text:span text:style-name="T1">rat</text:span><text:span text:style-name="T1">e</text:span><text:span text:style-name="T1"><text:tab/></text:span><text:span text:style-name="T1"><text:tab/></text:span><text:span text:style-name="T1"><text:tab/></text:span><text:span text:style-name="T1"><text:tab/></text:span><text:span text:style-name="T1">Hig</text:span><text:span text:style-name="T1">h</text:span></text:p>
          <text:p text:style-name="P4"><text:span text:style-name="T1"/></text:p>
          <draw:enhanced-geometry draw:text-rotate-angle="180" svg:viewBox="0 0 21600 21600" draw:type="mso-spt202" draw:enhanced-path="M 0 0 L 21600 0 21600 21600 0 21600 0 0 Z N"/>
        </draw:custom-shape>
        <draw:custom-shape draw:name="TextBox 1" draw:style-name="gr4" draw:text-style-name="P6" svg:width="11.304cm" svg:height="0.723cm" draw:transform="rotate (1.5707963267949) translate (2.295cm 13.002cm)">
          <text:p text:style-name="P1"><text:span text:style-name="T1">Low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Moderate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/></text:span><text:span text:style-name="T1">High</text:span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Risk Map</text:p>
                <draw:g>
                  <svg:desc>Risk1.B3:Risk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Risk1.B6:Risk1.B15</svg:desc>
                </draw:g>
              </table:table-cell>
              <table:table-cell office:value-type="float" office:value="3">
                <text:p>3</text:p>
                <draw:g>
                  <svg:desc>Risk1.C6:Risk1.C15</svg:desc>
                </draw:g>
              </table:table-cell>
              <table:table-cell office:value-type="float" office:value="3.75">
                <text:p>3.75</text:p>
                <draw:g>
                  <svg:desc>Risk1.D6:Risk1.D15</svg:desc>
                </draw:g>
              </table:table-cell>
              <table:table-cell office:value-type="float" office:value="2.25">
                <text:p>2.25</text:p>
                <draw:g>
                  <svg:desc>Risk1.E6:Risk1.E15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ccffcc" draw:end-color="#ff99cc" draw:start-intensity="100%" draw:end-intensity="100%" draw:angle="1350" draw:border="0%"/>
    <draw:gradient draw:name="Excel_20_gradient_20_2" draw:display-name="Excel gradient 2" draw:style="linear" draw:start-color="#ccffff" draw:end-color="#003366" draw:start-intensity="100%" draw:end-intensity="100%" draw:angle="3000" draw:border="0%"/>
    <draw:gradient draw:name="Excel_20_gradient_20_3" draw:display-name="Excel gradient 3" draw:style="linear" draw:start-color="#ccffff" draw:end-color="#003366" draw:start-intensity="100%" draw:end-intensity="100%" draw:angle="3000" draw:border="0%"/>
  </office:styles>
</office:document-styles>
</file>